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2.4154in"/>
    </style:style>
    <style:style style:name="co6" style:family="table-column">
      <style:table-column-properties fo:break-before="auto" style:column-width="2.5118in"/>
    </style:style>
    <style:style style:name="ro1" style:family="table-row">
      <style:table-row-properties style:row-height="2.18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37in" fo:break-before="auto" style:use-optimal-row-height="true"/>
    </style:style>
    <style:style style:name="ro4" style:family="table-row">
      <style:table-row-properties style:row-height="1.1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ellvertreter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  <table:table-row table:style-name="ro1"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  <table:table-cell office:value-type="string" calcext:value-type="string">
            <text:p/>
            <text:p>Wahl stellvertretende Vorsitzende:</text:p>
            <text:p/>
            <text:p><text:span text:style-name="T1">Thomas Hoffmann                JA: [ ]</text:span>  NEIN: [ ]  </text:p>
            <text:p/>
            <text:p><text:span text:style-name="T1">Michael Arnold                     JA: [ ]  NEIN: [ ]  </text:span></text:p>
            <text:p/>
            <text:p><text:span text:style-name="T1">Max  Gruber                        JA: [ ]  NEIN: [ ]  </text:span></text:p>
            <text:p/>
            <text:p><text:span text:style-name="T1">Frank Seeberger                  JA: [ ]  NEIN: [ ] </text:span></text:p>
            <text:p><text:span text:style-name="T1"/></text:p>
            <text:p><text:span text:style-name="T1">(max. drei Stimmen) </text:span></text:p>
            <text:p/>
            <text:p>     </text:p>
          </table:table-cell>
        </table:table-row>
      </table:table>
      <table:table table:name="Schatzmeister" table:style-name="ta1">
        <table:table-column table:style-name="co4" table:number-columns-repeated="2" table:default-cell-style-name="ce1"/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  <table:table-cell office:value-type="string" calcext:value-type="string">
            <text:p/>
            <text:p>Wahl Schatzmeister/in:</text:p>
            <text:p/>
            <text:p><text:span text:style-name="T1">Fiona Seeberger            JA: [ ]</text:span>  NEIN: [ ]  </text:p>
            <text:p>     </text:p>
          </table:table-cell>
        </table:table-row>
      </table:table>
      <table:table table:name="Schriftführer_in" table:style-name="ta1">
        <table:table-column table:style-name="co4" table:default-cell-style-name="ce1"/>
        <table:table-column table:style-name="co5" table:default-cell-style-name="ce1"/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  <table:table-cell office:value-type="string" calcext:value-type="string">
            <text:p/>
            <text:p>Wahl Schriftführer/in:</text:p>
            <text:p/>
            <text:p><text:span text:style-name="T1">Katja Ammon        JA: [ ]</text:span>  NEIN: [ ]  </text:p>
            <text:p>     </text:p>
          </table:table-cell>
        </table:table-row>
      </table:table>
      <table:table table:name="Beisitzer" table:style-name="ta1">
        <table:table-column table:style-name="co5" table:default-cell-style-name="ce1"/>
        <table:table-column table:style-name="co6" table:default-cell-style-name="ce1"/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  <table:table-row table:style-name="ro4"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  <table:table-cell office:value-type="string" calcext:value-type="string">
            <text:p/>
            <text:p>Wahl Beisitzer:</text:p>
            <text:p/>
            <text:p><text:span text:style-name="T1">Sascha Renkamp   JA: [ ]</text:span>  NEIN: [ ] </text:p>
            <text:p/>
            <text:p><text:span text:style-name="T1">Christian Keller       JA: [ ]  NEIN: [ ]  </text:span> </text:p>
            <text:p>     </text:p>
          </table:table-cell>
        </table:table-row>
      </table:table>
      <table:table table:name="Vorsitzender" table:style-name="ta1">
        <table:table-column table:style-name="co5" table:number-columns-repeated="2" table:default-cell-style-name="ce1"/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  <table:table-row table:style-name="ro3"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  <table:table-cell office:value-type="string" calcext:value-type="string">
            <text:p/>
            <text:p>Wahl Vorsitzender:</text:p>
            <text:p/>
            <text:p><text:span text:style-name="T1">André Betz     JA: [ ]</text:span>  NEIN: [ ]  </text:p>
            <text:p>    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6:57:56.99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4:31:23.156000000</meta:creation-date>
    <dc:date>2024-03-22T17:10:47.400000000</dc:date>
    <meta:editing-duration>PT31M14S</meta:editing-duration>
    <meta:editing-cycles>8</meta:editing-cycles>
    <meta:generator>LibreOffice/7.6.4.1$Windows_X86_64 LibreOffice_project/e19e193f88cd6c0525a17fb7a176ed8e6a3e2aa1</meta:generator>
    <meta:document-statistic meta:table-count="5" meta:cell-count="180" meta:object-count="0"/>
  </office:meta>
</office:document-meta>
</file>